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84cm" fo:min-width="4.082cm"/>
    </style:style>
    <style:style style:name="gr2" style:family="graphic" style:parent-style-name="standard">
      <style:graphic-properties draw:textarea-horizontal-align="justify" draw:textarea-vertical-align="middle" draw:auto-grow-height="false" fo:min-height="1.465cm" fo:min-width="1.786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782cm" fo:min-width="3.818cm"/>
    </style:style>
    <style:style style:name="gr5" style:family="graphic" style:parent-style-name="standard">
      <style:graphic-properties draw:textarea-horizontal-align="justify" draw:textarea-vertical-align="middle" draw:auto-grow-height="false" fo:min-height="1.27cm" fo:min-width="4.082cm"/>
    </style:style>
    <style:style style:name="gr6" style:family="graphic" style:parent-style-name="standard">
      <style:graphic-properties draw:stroke="none" svg:stroke-color="#000000" draw:fill="none" draw:fill-color="#ffffff" fo:min-height="0.4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08cm" svg:height="2.032cm" draw:transform="skewX (0.00191986217719376) rotate (0.00191986217719376) translate (2.654cm 2.022cm)">
          <text:p text:style-name="P1"><text:span text:style-name="T1">Initializ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2" draw:id="id2" draw:layer="layout" svg:width="4.572cm" svg:height="3.429cm" svg:x="2.908cm" svg:y="4.943cm">
          <text:p text:style-name="P1"><text:span text:style-name="T1">Abort Tes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5.194cm" svg:y1="4.049cm" svg:x2="5.194cm" svg:y2="4.943cm" draw:start-shape="id1" draw:start-glue-point="6" draw:end-shape="id2" draw:end-glue-point="4" svg:d="M5194 4049v894" svg:viewBox="0 0 1 895">
          <text:p/>
        </draw:connector>
        <draw:custom-shape draw:style-name="gr4" draw:text-style-name="P2" xml:id="id3" draw:id="id3" draw:layer="layout" svg:width="4.318cm" svg:height="2.032cm" svg:x="3.035cm" svg:y="9.134cm">
          <text:p text:style-name="P1"><text:span text:style-name="T1">mq_receive(data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194cm" svg:y1="8.372cm" svg:x2="5.194cm" svg:y2="9.134cm" draw:start-shape="id2" draw:start-glue-point="6" draw:end-shape="id3" draw:end-glue-point="0" svg:d="M5194 8372v762" svg:viewBox="0 0 1 763">
          <text:p/>
        </draw:connector>
        <draw:custom-shape draw:style-name="gr4" draw:text-style-name="P2" xml:id="id4" draw:id="id4" draw:layer="layout" svg:width="4.318cm" svg:height="2.032cm" svg:x="3.035cm" svg:y="12.055cm">
          <text:p text:style-name="P1"><text:span text:style-name="T1">socket</text:span></text:p>
          <text:p text:style-name="P1"><text:span text:style-name="T1">write(filename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194cm" svg:y1="11.166cm" svg:x2="5.194cm" svg:y2="12.055cm" draw:start-shape="id3" draw:start-glue-point="2" draw:end-shape="id4" draw:end-glue-point="0" svg:d="M5194 11166v889" svg:viewBox="0 0 1 890">
          <text:p/>
        </draw:connector>
        <draw:custom-shape draw:style-name="gr5" draw:text-style-name="P2" xml:id="id5" draw:id="id5" draw:layer="layout" svg:width="5.08cm" svg:height="2.154cm" draw:transform="skewX (0.00191986217719376) rotate (0.00191986217719376) translate (9.004cm 5.583cm)">
          <text:p text:style-name="P1"><text:span text:style-name="T1">Destroy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1" draw:layer="layout" svg:x1="7.48cm" svg:y1="6.658cm" svg:x2="9.004cm" svg:y2="6.659cm" draw:start-shape="id2" draw:start-glue-point="7" draw:end-shape="id5" draw:end-glue-point="5" svg:d="M7480 6658h763v1h761" svg:viewBox="0 0 1525 2">
          <text:p/>
        </draw:connector>
        <draw:frame draw:style-name="gr6" draw:text-style-name="P3" draw:layer="layout" svg:width="1.397cm" svg:height="0.725cm" svg:x="7.48cm" svg:y="5.615cm">
          <draw:text-box>
            <text:p><text:span text:style-name="T1">Yes</text:span></text:p>
          </draw:text-box>
        </draw:frame>
        <draw:frame draw:style-name="gr6" draw:text-style-name="P3" draw:layer="layout" svg:width="1.397cm" svg:height="0.725cm" svg:x="5.575cm" svg:y="8.282cm">
          <draw:text-box>
            <text:p><text:span text:style-name="T1">No</text:span></text:p>
          </draw:text-box>
        </draw:frame>
        <draw:custom-shape draw:style-name="gr4" draw:text-style-name="P2" draw:layer="layout" svg:width="4.318cm" svg:height="2.032cm" svg:x="3.035cm" svg:y="9.134cm">
          <text:p text:style-name="P1"><text:span text:style-name="T1">mq_receive(image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4.318cm" svg:height="2.032cm" svg:x="3.032cm" svg:y="14.97cm">
          <text:p text:style-name="P1"><text:span text:style-name="T1">socket</text:span></text:p>
          <text:p text:style-name="P1"><text:span text:style-name="T1">write(image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-0.518cm" svg:x1="2.908cm" svg:y1="6.658cm" svg:x2="3.032cm" svg:y2="15.986cm" draw:start-shape="id2" draw:start-glue-point="5" draw:end-shape="id6" draw:end-glue-point="3" svg:d="M2908 6658h-1019v9328h1143" svg:viewBox="0 0 1144 9329">
          <text:p/>
        </draw:connector>
        <draw:connector draw:style-name="gr3" draw:text-style-name="P1" draw:layer="layout" svg:x1="5.194cm" svg:y1="14.087cm" svg:x2="5.191cm" svg:y2="14.97cm" draw:start-shape="id4" draw:start-glue-point="2" draw:end-shape="id6" draw:end-glue-point="0" svg:d="M5194 14087v442h-3v441" svg:viewBox="0 0 4 88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8T20:39:55.077695073</meta:creation-date>
    <dc:date>2017-08-08T20:50:45.936004103</dc:date>
    <meta:editing-duration>PT4M14S</meta:editing-duration>
    <meta:editing-cycles>3</meta:editing-cycles>
    <meta:generator>LibreOffice/5.1.6.2$Linux_X86_64 LibreOffice_project/10m0$Build-2</meta:generator>
    <meta:document-statistic meta:object-count="15"/>
  </office:meta>
</office:document-meta>
</file>